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3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9:38:42.871792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11T11:47:07.124522694</dc:date>
    <meta:editing-duration>PT6H15M50S</meta:editing-duration>
    <meta:editing-cycles>116</meta:editing-cycles>
    <meta:generator>LibreOffice/5.2.0.4$Linux_x86 LibreOffice_project/20m0$Build-4</meta:generator>
    <meta:document-statistic meta:table-count="7" meta:cell-count="187" meta:object-count="0"/>
  </office:meta>
</office:document-meta>
</file>